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DejaVu Sans1" svg:font-family="'DejaVu Sans'" style:font-pitch="variable"/>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automatic-styles>
    <style:style style:name="P1" style:family="paragraph" style:parent-style-name="Standard">
      <style:text-properties officeooo:rsid="001e4518" officeooo:paragraph-rsid="001e4518"/>
    </style:style>
    <style:style style:name="P2" style:family="paragraph">
      <style:paragraph-properties fo:text-align="center"/>
      <style:text-properties fo:font-size="12pt" style:font-size-asian="12pt" style:font-size-complex="12pt"/>
    </style:style>
    <style:style style:name="P3" style:family="paragraph">
      <loext:graphic-properties draw:fill="solid" draw:fill-color="#cfe7f5"/>
      <style:paragraph-properties fo:text-align="center"/>
      <style:text-properties fo:font-size="12pt" style:font-size-asian="12pt" style:font-size-complex="12pt"/>
    </style:style>
    <style:style style:name="P4" style:family="paragraph">
      <style:paragraph-properties fo:text-align="center"/>
      <style:text-properties style:font-name="F"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P7" style:family="paragraph">
      <style:text-properties style:font-name="F" fo:font-size="12pt"/>
    </style:style>
    <style:style style:name="P8" style:family="paragraph">
      <style:paragraph-properties fo:text-align="center"/>
      <style:text-properties style:font-name="F" fo:font-size="12pt" style:font-size-asian="10pt" style:font-size-complex="10pt"/>
    </style:style>
    <style:style style:name="T1" style:family="text">
      <style:text-properties officeooo:rsid="001f7b4a"/>
    </style:style>
    <style:style style:name="T2" style:family="text">
      <style:text-properties fo:font-size="12pt" style:font-size-asian="12pt" style:font-size-complex="12pt"/>
    </style:style>
    <style:style style:name="T3" style:family="text">
      <style:text-properties style:font-name="F" fo:font-size="12pt"/>
    </style:style>
    <style:style style:name="T4" style:family="text">
      <style:text-properties style:font-name="F" fo:font-size="10pt" style:font-size-asian="10pt" style:font-size-complex="10pt"/>
    </style:style>
    <style:style style:name="gr1" style:family="graphic">
      <style:graphic-properties draw:stroke="solid" svg:stroke-width="0.0201in" svg:stroke-color="#3399ff" draw:marker-start-width="0.2in" draw:marker-end-width="0.2in" draw:fill="solid" draw:fill-color="#cfe7f5" fo:min-height="1.3598in" fo:padding-top="0.0102in" fo:padding-bottom="0.0102in" fo:padding-left="0.0102in" fo:padding-right="0.0102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3465in" fo:min-width="1.7193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7563in" fo:min-width="1.8752in"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0.5591in" fo:min-width="0.712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1" draw:name="Shape1" draw:style-name="gr2" svg:width="1.8642in" svg:height="1.4913in" svg:x="0.4854in" svg:y="0.0791in"><text:p text:style-name="P4"><text:span text:style-name="T3">Amended </text:span></text:p><text:p text:style-name="P4"><text:span text:style-name="T3"/></text:p><text:p text:style-name="P4"><text:span text:style-name="T3">Essential </text:span></text:p><text:p text:style-name="P4"><text:span text:style-name="T3">Commodities Ac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draw:custom-shape text:anchor-type="paragraph" draw:z-index="2" draw:name="Shape2" draw:style-name="gr3" draw:text-style-name="P5" svg:width="1.8752in" svg:height="0.7567in" svg:x="3.0728in" svg:y="0.0902in"><text:p text:style-name="P4"><text:span text:style-name="T4">Large stockists </text:span></text:p><text:p text:style-name="P4"><text:span text:style-name="T4">can stock essential items </text:span></text:p><text:p text:style-name="P4"><text:span text:style-name="T4">in </text:span></text:p><text:p text:style-name="P4"><text:span text:style-name="T4">imaginable Quantities</text:span></text:p><draw:enhanced-geometry svg:viewBox="0 0 21600 21600" draw:type="rectangle" draw:enhanced-path="M 0 0 L 21600 0 21600 21600 0 21600 0 0 Z N"/></draw:custom-shape></text:p>
      <text:p text:style-name="P1"><draw:custom-shape text:anchor-type="paragraph" draw:z-index="3" draw:name="Shape3" draw:style-name="gr4" draw:text-style-name="P6" svg:width="0.713in" svg:height="0.5594in" svg:x="2.3492in" svg:y="0.0193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draw:frame text:anchor-type="paragraph" draw:z-index="0" draw:name="Shape4" draw:style-name="gr1" draw:text-style-name="P3" svg:width="2.1705in" svg:height="1.3807in" svg:x="4.8154in" svg:y="0.048in"><draw:text-box draw:corner-radius="0.0402in"><text:p text:style-name="P2"><text:span text:style-name="T2">Farmers can also stock </text:span></text:p><text:p text:style-name="P2"><text:span text:style-name="T2">items </text:span></text:p><text:p text:style-name="P2"><text:span text:style-name="T2">But very less Qty.</text:span></text:p><text:p text:style-name="P2"><text:span text:style-name="T2"/></text:p><text:p text:style-name="P2"><text:span text:style-name="T2">Large Stockists will decide Price</text:span></text:p></draw:text-box></draw:frame></text:p>
      <text:p text:style-name="P1"/>
      <text:p text:style-name="P1"/>
      <text:p text:style-name="P1"/>
      <text:p text:style-name="P1"/>
      <text:p text:style-name="P1"/>
      <text:p text:style-name="P1"/>
      <text:p text:style-name="P1"><draw:custom-shape text:anchor-type="paragraph" draw:z-index="4" draw:name="Shape1" draw:style-name="gr2" draw:text-style-name="P4" svg:width="1.8642in" svg:height="1.4913in" svg:x="0.4854in" svg:y="0.0791in"><text:p text:style-name="P7"><text:span text:style-name="T3">Disbanded APMC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2" draw:style-name="gr3" draw:text-style-name="P8" svg:width="1.8752in" svg:height="0.7567in" svg:x="3.0618in" svg:y="0.1453in"><text:p text:style-name="P4"><text:span text:style-name="T4">Farmers have to </text:span></text:p><text:p text:style-name="P4"><text:span text:style-name="T4">negotiate </text:span></text:p><text:p text:style-name="P4"><text:span text:style-name="T4">with </text:span></text:p><text:p text:style-name="P4"><text:span text:style-name="T4">corporate companies</text:span></text:p><draw:enhanced-geometry svg:viewBox="0 0 21600 21600" draw:type="rectangle" draw:enhanced-path="M 0 0 L 21600 0 21600 21600 0 21600 0 0 Z N"/></draw:custom-shape></text:p>
      <text:p text:style-name="P1"/>
      <text:p text:style-name="P1"><draw:custom-shape text:anchor-type="paragraph" draw:z-index="5" draw:name="Shape3" draw:style-name="gr4" draw:text-style-name="P6" svg:width="0.713in" svg:height="0.5594in" svg:x="2.3492in" svg:y="0.0193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draw:frame text:anchor-type="paragraph" draw:z-index="7" draw:name="Shape4" draw:style-name="gr1" draw:text-style-name="P3" svg:width="2.1705in" svg:height="1.3807in" svg:x="4.7165in" svg:y="0.0535in"><draw:text-box draw:corner-radius="0.0402in"><text:p text:style-name="P2"><text:span text:style-name="T2">Farmers can also stock </text:span></text:p><text:p text:style-name="P2"><text:span text:style-name="T2">items </text:span></text:p><text:p text:style-name="P2"><text:span text:style-name="T2">But very less Qty.</text:span></text:p><text:p text:style-name="P2"><text:span text:style-name="T2"/></text:p><text:p text:style-name="P2"><text:span text:style-name="T2">Large Stockists will decide Price</text:span></text:p></draw:text-box></draw:frame></text:p>
      <text:p text:style-name="P1"/>
      <text:p text:style-name="P1"/>
      <text:p text:style-name="P1"/>
      <text:p text:style-name="P1"/>
      <text:p text:style-name="P1"/>
      <text:p text:style-name="P1"/>
      <text:p text:style-name="P1"/>
      <text:p text:style-name="P1"><text:tab/><text:tab/><text:tab/><text:tab/><text:tab/><text:tab/></text:p>
      <text:p text:style-name="P1"><text:span text:style-name="T1">Disbanded </text:span>APMCs→<text:span text:style-name="T1"> Farmers have to negotiate with corporate companies</text:span></text:p>
      <text:p text:style-name="P1"/>
      <text:p text:style-name="P1">Minimum Support Price →<text:span text:style-name="T1"> Stockists can stock when the price is low</text:span></text:p>
      <text:p text:style-name="P1">Disbanded Government Stocking Facilities(70%FCI Godowns privatised) →<text:span text:style-name="T1"> Govt. Cannot st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DejaVu Sans1" svg:font-family="'DejaVu Sans'" style:font-pitch="variable"/>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jith </meta:initial-creator>
    <meta:creation-date>2020-10-20T12:48:24.982404167</meta:creation-date>
    <dc:date>2020-10-20T13:32:52.205646691</dc:date>
    <dc:creator>Sujith </dc:creator>
    <meta:editing-duration>PT3M34S</meta:editing-duration>
    <meta:editing-cycles>3</meta:editing-cycles>
    <meta:generator>LibreOffice/6.1.5.2$Linux_X86_64 LibreOffice_project/10$Build-2</meta:generator>
    <meta:document-statistic meta:table-count="0" meta:image-count="0" meta:object-count="0" meta:page-count="1" meta:paragraph-count="4" meta:word-count="31" meta:character-count="226" meta:non-whitespace-character-count="192"/>
  </office:meta>
</office:document-meta>
</file>